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office:new" script:macro-name="application:Template.Correspondence.Main"/>
    </office:event-listeners>
  </office:scripts>
  <office:font-face-decls>
    <style:font-face style:name="StarSymbol" svg:font-family="StarSymbol" style:font-pitch="variable" style:font-charset="x-symbol"/>
    <style:font-face style:name="Albany1" svg:font-family="Albany"/>
    <style:font-face style:name="Albany" svg:font-family="Albany" style:font-adornments="Standard"/>
    <style:font-face style:name="Courier New" svg:font-family="'Courier New'" style:font-family-generic="roman" style:font-pitch="fixed"/>
    <style:font-face style:name="Arial Unicode MS" svg:font-family="'Arial Unicode MS'" style:font-pitch="variable"/>
    <style:font-face style:name="Conga" svg:font-family="Conga" style:font-adornments="Normal"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 svg:font-family="Thorndale, 'Times New Roman', Times, 'Lucida Serif', 'Lucida Bright', Timmons, 'New York', Serif" style:font-family-generic="roman" style:font-pitch="variable"/>
  </office:font-face-decls>
  <office:automatic-styles>
    <style:style style:name="Tabelle3" style:family="table">
      <style:table-properties style:width="16.988cm" fo:margin-top="0cm" fo:margin-bottom="1.27cm" table:align="right"/>
    </style:style>
    <style:style style:name="Tabelle3.A" style:family="table-column">
      <style:table-column-properties style:column-width="2.461cm"/>
    </style:style>
    <style:style style:name="Tabelle3.B" style:family="table-column">
      <style:table-column-properties style:column-width="14.527cm"/>
    </style:style>
    <style:style style:name="Tabelle3.A1" style:family="table-cell">
      <style:table-cell-properties fo:padding="0.049cm" fo:border="none"/>
    </style:style>
    <style:style style:name="P1" style:family="paragraph" style:parent-style-name="Signature">
      <style:paragraph-properties fo:break-before="auto" fo:break-after="auto"/>
    </style:style>
    <style:style style:name="P2" style:family="paragraph" style:parent-style-name="Title" style:master-page-name="First_20_Page">
      <style:paragraph-properties style:page-number="auto"/>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text:p>
      <table:table table:name="Tabelle3" table:style-name="Tabelle3">
        <table:table-column table:style-name="Tabelle3.A"/>
        <table:table-column table:style-name="Tabelle3.B"/>
        <table:table-row>
          <table:table-cell table:style-name="Tabelle3.A1" office:value-type="string">
            <text:p text:style-name="Table_20_Heading">To:</text:p>
          </table:table-cell>
          <table:table-cell table:style-name="Tabelle3.A1" office:value-type="string">
            <text:p text:style-name="Table_20_Contents">El Jefe</text:p>
          </table:table-cell>
        </table:table-row>
        <table:table-row>
          <table:table-cell table:style-name="Tabelle3.A1" office:value-type="string">
            <text:p text:style-name="Table_20_Heading">CC:</text:p>
          </table:table-cell>
          <table:table-cell table:style-name="Tabelle3.A1" office:value-type="string">
            <text:p text:style-name="Table_20_Contents">Ty Coon</text:p>
          </table:table-cell>
        </table:table-row>
        <table:table-row>
          <table:table-cell table:style-name="Tabelle3.A1" office:value-type="string">
            <text:p text:style-name="Table_20_Heading">From:</text:p>
          </table:table-cell>
          <table:table-cell table:style-name="Tabelle3.A1" office:value-type="string">
            <text:p text:style-name="Table_20_Contents"><text:sender-firstname>Karl-Heinz</text:sender-firstname> <text:sender-lastname>Mustermann</text:sender-lastname></text:p>
          </table:table-cell>
        </table:table-row>
        <table:table-row>
          <table:table-cell table:style-name="Tabelle3.A1" office:value-type="string">
            <text:p text:style-name="Table_20_Heading">Date:</text:p>
          </table:table-cell>
          <table:table-cell table:style-name="Tabelle3.A1" office:value-type="string">
            <text:p text:style-name="Table_20_Contents"><text:date style:data-style-name="N5076" text:date-value="2007-10-29T17:18:39.99" text:fixed="true">October 29, 2007</text:date></text:p>
          </table:table-cell>
        </table:table-row>
        <table:table-row>
          <table:table-cell table:style-name="Tabelle3.A1" office:value-type="string">
            <text:p text:style-name="Table_20_Heading">Subject:</text:p>
          </table:table-cell>
          <table:table-cell table:style-name="Tabelle3.A1" office:value-type="string">
            <text:p text:style-name="Table_20_Contents">Wichtige Mitteilung - DRINGEND</text:p>
          </table:table-cell>
        </table:table-row>
      </table:table>
      <text:p text:style-name="Text_20_body">In China ist gerade ein Sack Reis umgefallen.</text:p>
      <text:p text:style-name="P1"><text:sender-initials>KM</text:sender-init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Albany1" svg:font-family="Albany"/>
    <style:font-face style:name="Albany" svg:font-family="Albany" style:font-adornments="Standard"/>
    <style:font-face style:name="Courier New" svg:font-family="'Courier New'" style:font-family-generic="roman" style:font-pitch="fixed"/>
    <style:font-face style:name="Arial Unicode MS" svg:font-family="'Arial Unicode MS'" style:font-pitch="variable"/>
    <style:font-face style:name="Conga" svg:font-family="Conga" style:font-adornments="Normal"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 svg:font-family="Thorndale, 'Times New Roman', Times, 'Lucida Serif', 'Lucida Bright', Timmons, 'New York', Serif"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2%" fo:hyphenation-ladder-count="no-limit"/>
      <style:text-properties style:use-window-font-color="true" style:font-name="Albany" fo:font-size="11pt"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next-style-name="Standard" style:class="text">
      <style:paragraph-properties fo:margin-top="0.85cm" fo:margin-bottom="0cm" fo:text-align="center" style:justify-single-word="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Albany"/>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next-style-name="Header_20_right" style:class="extra">
      <style:paragraph-properties fo:margin-top="0cm" fo:margin-bottom="0.42cm">
        <style:tab-stops/>
      </style:paragraph-properties>
      <style:text-properties fo:letter-spacing="0.014cm" fo:font-weight="bold"/>
    </style:style>
    <style:style style:name="Header_20_left" style:display-name="Header left" style:family="paragraph" style:parent-style-name="Standard" style:class="extra">
      <style:paragraph-properties fo:margin-top="2.33cm" fo:margin-bottom="0cm" fo:text-align="start" style:justify-single-word="false">
        <style:tab-stops>
          <style:tab-stop style:position="8.5cm" style:type="center"/>
          <style:tab-stop style:position="17.002cm" style:type="right"/>
        </style:tab-stops>
      </style:paragraph-properties>
      <style:text-properties fo:font-size="9pt"/>
    </style:style>
    <style:style style:name="Header_20_right" style:display-name="Header right" style:family="paragraph" style:parent-style-name="Heading" style:class="extra">
      <style:paragraph-properties fo:margin-top="0cm" fo:margin-bottom="0.109cm" fo:line-height="100%" fo:text-align="center" style:justify-single-word="false">
        <style:tab-stops>
          <style:tab-stop style:position="8.999cm" style:type="right"/>
          <style:tab-stop style:position="12.501cm" style:type="right"/>
        </style:tab-stops>
      </style:paragraph-properties>
      <style:text-properties style:font-name="Conga" fo:font-size="8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background-color="#e6e6e6">
        <style:background-image/>
      </style:paragraph-properties>
      <style:text-properties style:font-name="Conga" fo:font-size="9pt"/>
    </style:style>
    <style:style style:name="Caption" style:family="paragraph" style:parent-style-name="Standard" style:class="extra">
      <style:paragraph-properties fo:margin-top="0.212cm" fo:margin-bottom="0.212cm" text:number-lines="false" text:line-number="0"/>
      <style:text-properties style:font-name="Albany"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lbany"/>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text-properties fo:letter-spacing="0.014cm"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1" style:family="table">
      <style:table-properties fo:break-before="page" table:align="margins"/>
    </style:style>
    <style:style style:name="Tabelle1.A" style:family="table-column">
      <style:table-column-properties style:rel-column-width="46258*"/>
    </style:style>
    <style:style style:name="Tabelle1.B" style:family="table-column">
      <style:table-column-properties style:rel-column-width="19277*"/>
    </style:style>
    <style:style style:name="Tabelle1.A1" style:family="table-cell">
      <style:table-cell-properties style:vertical-align="bottom"/>
    </style:style>
    <style:style style:name="Tabelle2" style:family="table">
      <style:table-properties style:width="17.59cm" fo:break-before="page" table:align="margins"/>
    </style:style>
    <style:style style:name="Tabelle2.A" style:family="table-column">
      <style:table-column-properties style:column-width="12.416cm" style:rel-column-width="46258*"/>
    </style:style>
    <style:style style:name="Tabelle2.B" style:family="table-column">
      <style:table-column-properties style:column-width="5.173cm" style:rel-column-width="19277*"/>
    </style:style>
    <style:style style:name="Tabelle2.A1" style:family="table-cell">
      <style:table-cell-properties style:vertical-align="bottom"/>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4.5cm" fo:margin-left="0cm" fo:margin-right="0cm" fo:margin-bottom="1cm"/>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999cm" fo:margin-left="0cm" fo:margin-right="0cm" fo:margin-bottom="1.499cm"/>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e1" table:style-name="Tabelle1">
          <table:table-column table:style-name="Tabelle1.A"/>
          <table:table-column table:style-name="Tabelle1.B"/>
          <table:table-header-rows>
            <table:table-row>
              <table:table-cell table:style-name="Tabelle1.A1" office:value-type="string">
                <text:p text:style-name="Header_20_left"/>
              </table:table-cell>
              <table:table-cell office:value-type="string">
                <text:p text:style-name="Header"><text:sender-company/></text:p>
              </table:table-cell>
            </table:table-row>
          </table:table-header-rows>
        </table:table>
        <text:p text:style-name="Header_20_left">Page <text:page-number text:select-page="current"/>/<text:page-count style:num-format="1">1</text:page-count></text:p>
      </style:header>
    </style:master-page>
    <style:master-page style:name="First_20_Page" style:display-name="First Page" style:page-layout-name="pm2" style:next-style-name="Standard">
      <style:header>
        <table:table table:name="Tabelle2" table:style-name="Tabelle2">
          <table:table-column table:style-name="Tabelle2.A"/>
          <table:table-column table:style-name="Tabelle2.B"/>
          <table:table-header-rows>
            <table:table-row>
              <table:table-cell table:style-name="Tabelle2.A1" office:value-type="string">
                <text:p text:style-name="Header_20_left"/>
              </table:table-cell>
              <table:table-cell office:value-type="string">
                <text:p text:style-name="Header"><text:sender-company/></text:p>
              </table:table-cell>
            </table:table-row>
          </table:table-header-rows>
        </table:table>
        <text:p text:style-name="Standard"/>
      </style:header>
    </style:master-page>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Footnote" style:page-layout-name="pm8"/>
    <style:master-page style:name="Endnote" style:page-layout-name="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232$Build-9227</meta:generator>
    <dc:title>Urgent Memo</dc:title>
    <dc:description>Modern internal company memorandum in full-blocked style</dc:description>
    <dc:subject>Wichtige Mitteilung</dc:subject>
    <meta:initial-creator>Karl-Heinz Mustermann</meta:initial-creator>
    <meta:creation-date>2007-10-29T17:18:40</meta:creation-date>
    <dc:creator>Karl-Heinz Mustermann</dc:creator>
    <dc:date>2007-10-29T17:23:57</dc:date>
    <meta:printed-by>Karl-Heinz Mustermann</meta:printed-by>
    <meta:print-date>2007-10-29T17:23:44</meta:print-date>
    <meta:keyword>Memo</meta:keyword>
    <meta:keyword>Asien</meta:keyword>
    <meta:keyword>Reis</meta:keyword>
    <meta:editing-cycles>3</meta:editing-cycles>
    <meta:editing-duration>PT5M20S</meta:editing-duration>
    <meta:hyperlink-behaviour office:target-frame-name="_blank" xlink:show="new"/>
    <meta:auto-reload xlink:href="../TEST.odt" meta:delay="PT0S"/>
    <meta:template xlink:type="simple" xlink:actuate="onRequest" xlink:href="/export/home/ms216673/OOo_m232/opt/staroffice8/share/template/en-US/officorr/memmodern.ott" xlink:title="Modern Memo" meta:date="2007-10-29T17:18:38"/>
    <meta:user-defined meta:name="Info 0"/>
    <meta:user-defined meta:name="Info 1"/>
    <meta:user-defined meta:name="Warnung">Kann Spuren von Nüssen enthalten</meta:user-defined>
    <meta:user-defined meta:name="Hinweis">Dies ist ein wichtiger Hinweis</meta:user-defined>
    <meta:document-statistic meta:table-count="3" meta:image-count="0" meta:object-count="0" meta:page-count="1" meta:paragraph-count="17" meta:word-count="23" meta:character-count="140"/>
  </office:meta>
</office:document-meta>
</file>